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fo:font-weight="bold" style:font-weight-asian="bold" style:font-size-complex="14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T3" style:family="text">
      <style:text-properties fo:color="#0000ff" fo:language="en" fo:country="US" fo:background-color="transparent" style:font-size-complex="14pt"/>
    </style:style>
    <style:style style:name="T4" style:family="text">
      <style:text-properties fo:language="en" fo:country="GB" style:font-size-complex="14pt"/>
    </style:style>
    <style:style style:name="T5" style:family="text">
      <style:text-properties fo:language="en" fo:country="GB" fo:font-weight="bold" style:font-weight-asian="bold" style:font-size-complex="14pt"/>
    </style:style>
    <style:style style:name="T6" style:family="text">
      <style:text-properties fo:language="en" fo:country="GB" fo:background-color="transparent" style:font-size-complex="14pt"/>
    </style:style>
    <style:style style:name="T7" style:family="text">
      <style:text-properties style:text-position="32% 100%" fo:language="en" fo:country="GB" style:font-size-complex="14pt"/>
    </style:style>
    <style:style style:name="T8" style:family="text">
      <style:text-properties fo:color="#000000" fo:language="en" fo:country="US" fo:background-color="transparent" style:font-size-complex="14pt"/>
    </style:style>
    <style:style style:name="T9" style:family="text">
      <style:text-properties fo:color="#000000" fo:language="en" fo:country="GB" fo:background-color="transparen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85cm" style:rel-width="scale" svg:height="0.771cm" style:rel-height="scale" draw:z-index="0"><draw:image xlink:href="../../odt_eng/images/002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Adder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1.85cm" style:rel-width="scale" svg:height="1.191cm" style:rel-height="scale" draw:z-index="0"><draw:image xlink:href="../../odt_eng/images/002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5">vectorized </text:span></text:span><text:span text:style-name="Основной_20_шрифт_20_абзаца"><text:span text:style-name="T4">and </text:span></text:span><text:span text:style-name="Основной_20_шрифт_20_абзаца"><text:span text:style-name="T8">implement</text:span></text:span><text:span text:style-name="Основной_20_шрифт_20_абзаца"><text:span text:style-name="T9">s</text:span></text:span><text:span text:style-name="Основной_20_шрифт_20_абзаца"><text:span text:style-name="T4"> the operation of algebraic elementwise addition of input signals considering the weight factors:</text:span></text:span></text:p>
            <text:p text:style-name="P5"><draw:frame draw:style-name="fr2" draw:name="1" text:anchor-type="as-char" svg:width="11.245cm" style:rel-width="scale" svg:height="0.619cm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4">,</text:span></text:span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2" text:anchor-type="as-char" svg:width="1.182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4"> is for the i-th element of output vector signal of the unit;</text:span></text:span></text:p>
            <text:p text:style-name="Text_20_body"><draw:frame draw:style-name="fr2" draw:name="3" text:anchor-type="as-char" svg:width="2.995cm" style:rel-width="scale" svg:height="0.649cm" style:rel-height="scale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Основной_20_шрифт_20_абзаца"><text:span text:style-name="T4">are for the i-th</text:span></text:span><text:span text:style-name="Основной_20_шрифт_20_абзаца"><text:span text:style-name="T7"> </text:span></text:span><text:span text:style-name="Основной_20_шрифт_20_абзаца"><text:span text:style-name="T4">element of the first, second, and etc. input signal;</text:span></text:span></text:p>
            <text:p text:style-name="Text_20_body"><draw:frame draw:style-name="fr2" draw:name="4" text:anchor-type="as-char" svg:width="0.758cm" style:rel-width="scale" svg:height="0.619cm" style:rel-height="scale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Основной_20_шрифт_20_абзаца"><text:span text:style-name="T4">is for the weight factors for each input signal of the unit.</text:span></text:span></text:p>
            <text:p text:style-name="P6">Properties:</text:p>
            <text:list xml:id="list4431504885152815936" text:style-name="L1">
              <text:list-item>
                <text:p text:style-name="P7"><text:span text:style-name="Основной_20_шрифт_20_абзаца"><text:span text:style-name="T4">Weight factors for each of the inputs </text:span></text:span><text:span text:style-name="Основной_20_шрифт_20_абзаца"><text:span text:style-name="T3">– </text:span></text:span><text:span text:style-name="Основной_20_шрифт_20_абзаца"><text:span text:style-name="T6">a</text:span></text:span><text:span text:style-name="Основной_20_шрифт_20_абзаца"><text:span text:style-name="T4">re the </text:span></text:span><text:span text:style-name="Основной_20_шрифт_20_абзаца"><text:span text:style-name="T5">array</text:span></text:span><text:span text:style-name="Основной_20_шрифт_20_абзаца"><text:span text:style-name="T4"> of actual numbers the unit input signals are multiplied by. The number of input ports of the unit is equal to dimension of the array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умматор</dc:title>
    <meta:creation-date>2012-01-23T08:46:00Z</meta:creation-date>
    <dc:date>2012-04-25T09:46:47.82</dc:date>
    <meta:editing-cycles>79</meta:editing-cycles>
    <meta:editing-duration>PT3H22M8S</meta:editing-duration>
    <meta:document-statistic meta:table-count="1" meta:image-count="2" meta:object-count="4" meta:page-count="1" meta:paragraph-count="12" meta:word-count="101" meta:character-count="560"/>
    <meta:template xlink:type="simple" xlink:actuate="onRequest" xlink:title="" xlink:href="../../odt_eng/0024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o stretchy="false">(</mo>
      <mi>t</mi>
      <mrow>
        <mo stretchy="false">)</mo>
        <mo stretchy="false">=</mo>
        <mrow>
          <msub>
            <mi>a</mi>
            <mn>1</mn>
          </msub>
          <mo stretchy="false">⋅</mo>
          <msub>
            <mi>u</mi>
            <mrow>
              <mn>1</mn>
              <mi>,</mi>
              <mi>i</mi>
            </mrow>
          </msub>
        </mrow>
      </mrow>
      <mo stretchy="false">(</mo>
      <mi>t</mi>
      <mrow>
        <mo stretchy="false">)</mo>
        <mo stretchy="false">+</mo>
        <mrow>
          <msub>
            <mi>a</mi>
            <mn>2</mn>
          </msub>
          <mo stretchy="false">⋅</mo>
          <msub>
            <mi>u</mi>
            <mrow>
              <mn>2</mn>
              <mi>,</mi>
              <mi>i</mi>
            </mrow>
          </msub>
        </mrow>
      </mrow>
      <mo stretchy="false">(</mo>
      <mi>t</mi>
      <mrow>
        <mo stretchy="false">)</mo>
        <mo stretchy="false">+</mo>
        <mrow>
          <msub>
            <mi>a</mi>
            <mn>3</mn>
          </msub>
          <mo stretchy="false">⋅</mo>
          <msub>
            <mi>u</mi>
            <mrow>
              <mn>3</mn>
              <mi>,</mi>
              <mi>i</mi>
            </mrow>
          </msub>
        </mrow>
      </mrow>
      <mo stretchy="false">(</mo>
      <mi>t</mi>
      <mrow>
        <mo stretchy="false">)</mo>
        <mo stretchy="false">+</mo>
        <mtext>.</mtext>
      </mrow>
      <mtext>.</mtext>
      <mrow>
        <mtext>.</mtext>
        <mo stretchy="false">+</mo>
        <mrow>
          <msub>
            <mi>a</mi>
            <mi>n</mi>
          </msub>
          <mo stretchy="false">⋅</mo>
          <msub>
            <mi>u</mi>
            <mrow>
              <mi>n</mi>
              <mi>,</mi>
              <mi>i</mi>
            </mrow>
          </msub>
        </mrow>
      </mrow>
      <mo stretchy="false">(</mo>
      <mi>t</mi>
      <mo stretchy="false">)</mo>
    </mrow>
    <annotation encoding="StarMath 5.0">y_i  \( t  \) =a_1  cdot u_{1 , i}  \( t  \) +a_2  cdot u_{2 , i}  \( t  \) +a_3  cdot u_{3 , i}  \( t  \) + "."  "."  "." +a_n  cdot u_{n , i}  \( t  \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3/content.xml><?xml version="1.0" encoding="utf-8"?>
<math xmlns="http://www.w3.org/1998/Math/MathML">
  <semantics>
    <mrow>
      <msub>
        <mi>u</mi>
        <mrow>
          <mi>i</mi>
          <mi>,</mi>
          <mn>1</mn>
        </mrow>
      </msub>
      <mfenced open="(" close=")">
        <mrow>
          <mi>t</mi>
        </mrow>
      </mfenced>
      <mi>,</mi>
      <msub>
        <mi>u</mi>
        <mrow>
          <mi>i</mi>
          <mi>,</mi>
          <mn>2</mn>
        </mrow>
      </msub>
      <mfenced open="(" close=")">
        <mrow>
          <mi>t</mi>
        </mrow>
      </mfenced>
      <mstyle mathvariant="italic">
        <mrow>
          <mtext> </mtext>
        </mrow>
      </mstyle>
    </mrow>
    <annotation encoding="StarMath 5.0">u_{i , 1} left ( t right )  ,u_{i , 2} left ( t right )  italic " "</annotation>
  </semantics>
</math>
</file>

<file path=Object 4/content.xml><?xml version="1.0" encoding="utf-8"?>
<math xmlns="http://www.w3.org/1998/Math/MathML">
  <semantics>
    <mrow>
      <msub>
        <mi>a</mi>
        <mrow>
          <mi>j</mi>
          <mstyle mathvariant="italic">
            <mrow>
              <mtext> </mtext>
            </mrow>
          </mstyle>
        </mrow>
      </msub>
    </mrow>
    <annotation encoding="StarMath 5.0">a_{j italic " "}</annotation>
  </semantics>
</math>
</file>